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164cm" fo:min-width="0.914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136cm" fo:min-width="0.886cm" fo:padding-top="0.139cm" fo:padding-bottom="0.139cm" fo:padding-left="0.264cm" fo:padding-right="0.26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cm" svg:height="2cm" svg:x="6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2cm" svg:x="9.101cm" svg:y="8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2cm" svg:x="12.202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2cm" svg:x="15.303cm" svg:y="8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2cm" svg:x="18.403cm" svg:y="8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2cm" svg:x="6.001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2cm" svg:x="9.102cm" svg:y="3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2cm" svg:x="12.203cm" svg:y="3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2cm" svg:x="15.304cm" svg:y="3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2cm" svg:x="18.404cm" svg:y="3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8cm" svg:y1="9.3cm" svg:x2="9.101cm" svg:y2="9.3cm">
          <text:p/>
        </draw:line>
        <draw:line draw:style-name="gr3" draw:text-style-name="P1" draw:layer="layout" svg:x1="11.1cm" svg:y1="9.3cm" svg:x2="12.201cm" svg:y2="9.3cm">
          <text:p/>
        </draw:line>
        <draw:line draw:style-name="gr3" draw:text-style-name="P1" draw:layer="layout" svg:x1="14.2cm" svg:y1="9.3cm" svg:x2="15.301cm" svg:y2="9.3cm">
          <text:p/>
        </draw:line>
        <draw:line draw:style-name="gr3" draw:text-style-name="P1" draw:layer="layout" svg:x1="17.3cm" svg:y1="9.3cm" svg:x2="18.401cm" svg:y2="9.3cm">
          <text:p/>
        </draw:line>
        <draw:line draw:style-name="gr3" draw:text-style-name="P1" draw:layer="layout" svg:x1="7cm" svg:y1="8.3cm" svg:x2="7cm" svg:y2="5.901cm">
          <text:p/>
        </draw:line>
        <draw:line draw:style-name="gr3" draw:text-style-name="P1" draw:layer="layout" svg:x1="10.1cm" svg:y1="8.301cm" svg:x2="10.1cm" svg:y2="5.902cm">
          <text:p/>
        </draw:line>
        <draw:line draw:style-name="gr3" draw:text-style-name="P1" draw:layer="layout" svg:x1="13.2cm" svg:y1="8.302cm" svg:x2="13.2cm" svg:y2="5.903cm">
          <text:p/>
        </draw:line>
        <draw:line draw:style-name="gr3" draw:text-style-name="P1" draw:layer="layout" svg:x1="16.3cm" svg:y1="8.303cm" svg:x2="16.3cm" svg:y2="5.904cm">
          <text:p/>
        </draw:line>
        <draw:line draw:style-name="gr3" draw:text-style-name="P1" draw:layer="layout" svg:x1="19.4cm" svg:y1="8.304cm" svg:x2="19.4cm" svg:y2="5.905cm">
          <text:p/>
        </draw:line>
        <draw:path draw:style-name="gr4" draw:text-style-name="P1" draw:layer="layout" svg:width="5.022cm" svg:height="3.021cm" draw:transform="skewX (-0.331263492028524) rotate (-0.64961154759229) translate (8.60025104879716cm 7.06486220952282cm)" svg:viewBox="0 0 5023 3022" svg:d="M0 3022c3265 0 5023-3022 5023-3022">
          <text:p/>
        </draw:path>
        <draw:path draw:style-name="gr4" draw:text-style-name="P1" draw:layer="layout" svg:width="5.022cm" svg:height="3.021cm" draw:transform="skewX (-0.331263492028524) rotate (-0.64961154759229) translate (11.7002510487972cm 7.14186220952283cm)" svg:viewBox="0 0 5023 3022" svg:d="M0 3022c3265 0 5023-3022 5023-3022">
          <text:p/>
        </draw:path>
        <draw:path draw:style-name="gr4" draw:text-style-name="P1" draw:layer="layout" svg:width="5.022cm" svg:height="3.021cm" draw:transform="skewX (-0.331263492028524) rotate (-0.64961154759229) translate (14.8002510487972cm 7.11886220952283cm)" svg:viewBox="0 0 5023 3022" svg:d="M0 3022c3265 0 5023-3022 5023-3022">
          <text:p/>
        </draw:path>
        <draw:custom-shape draw:style-name="gr2" draw:text-style-name="P1" draw:layer="layout" svg:width="2cm" svg:height="2cm" svg:x="22.504cm" svg:y="8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2cm" svg:x="22.505cm" svg:y="3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3.501cm" svg:y1="8.305cm" svg:x2="23.501cm" svg:y2="5.906cm">
          <text:p/>
        </draw:line>
        <draw:frame draw:style-name="gr5" draw:text-style-name="P2" draw:layer="layout" svg:width="1.035cm" svg:height="0.962cm" svg:x="21cm" svg:y="4.3cm">
          <draw:text-box>
            <text:p>...</text:p>
          </draw:text-box>
        </draw:frame>
        <draw:frame draw:style-name="gr5" draw:text-style-name="P2" draw:layer="layout" svg:width="1.035cm" svg:height="0.962cm" svg:x="21.001cm" svg:y="8.8cm">
          <draw:text-box>
            <text:p>...</text:p>
          </draw:text-box>
        </draw:frame>
        <draw:frame draw:style-name="gr6" draw:text-style-name="P2" draw:layer="layout" svg:width="1.328cm" svg:height="1.114cm" svg:x="6.429cm" svg:y="4.4cm">
          <draw:text-box>
            <text:p>y<text:span text:style-name="T1">1,1</text:span></text:p>
          </draw:text-box>
        </draw:frame>
        <draw:frame draw:style-name="gr6" draw:text-style-name="P2" draw:layer="layout" svg:width="1.328cm" svg:height="1.114cm" svg:x="9.53cm" svg:y="4.4cm">
          <draw:text-box>
            <text:p>y<text:span text:style-name="T1">1,2</text:span></text:p>
          </draw:text-box>
        </draw:frame>
        <draw:frame draw:style-name="gr6" draw:text-style-name="P2" draw:layer="layout" svg:width="1.328cm" svg:height="1.114cm" svg:x="12.531cm" svg:y="4.4cm">
          <draw:text-box>
            <text:p><text:span text:style-name="T2">y</text:span><text:span text:style-name="T1">1,3</text:span></text:p>
          </draw:text-box>
        </draw:frame>
        <draw:frame draw:style-name="gr6" draw:text-style-name="P2" draw:layer="layout" svg:width="1.328cm" svg:height="1.114cm" svg:x="15.632cm" svg:y="4.4cm">
          <draw:text-box>
            <text:p>y<text:span text:style-name="T1">1,4</text:span></text:p>
          </draw:text-box>
        </draw:frame>
        <draw:frame draw:style-name="gr6" draw:text-style-name="P2" draw:layer="layout" svg:width="1.328cm" svg:height="1.114cm" svg:x="18.833cm" svg:y="4.4cm">
          <draw:text-box>
            <text:p><text:span text:style-name="T2">y</text:span><text:span text:style-name="T1">1,5</text:span></text:p>
          </draw:text-box>
        </draw:frame>
        <draw:frame draw:style-name="gr6" draw:text-style-name="P2" draw:layer="layout" svg:width="1.349cm" svg:height="1.114cm" svg:x="22.834cm" svg:y="4.4cm">
          <draw:text-box>
            <text:p>y<text:span text:style-name="T1">1,T</text:span></text:p>
          </draw:text-box>
        </draw:frame>
        <draw:frame draw:style-name="gr7" draw:text-style-name="P2" draw:layer="layout" svg:width="1.471cm" svg:height="1.825cm" svg:x="6.329cm" svg:y="8.7cm">
          <draw:text-box>
            <text:p><text:span text:style-name="T2">z</text:span><text:span text:style-name="T1">1,1</text:span></text:p>
          </draw:text-box>
        </draw:frame>
        <draw:frame draw:style-name="gr6" draw:text-style-name="P2" draw:layer="layout" svg:width="1.328cm" svg:height="1.114cm" svg:x="9.43cm" svg:y="8.8cm">
          <draw:text-box>
            <text:p>z<text:span text:style-name="T1">1,2</text:span></text:p>
          </draw:text-box>
        </draw:frame>
        <draw:frame draw:style-name="gr6" draw:text-style-name="P2" draw:layer="layout" svg:width="1.328cm" svg:height="1.114cm" svg:x="12.531cm" svg:y="8.8cm">
          <draw:text-box>
            <text:p><text:span text:style-name="T2">z</text:span><text:span text:style-name="T1">1,3</text:span></text:p>
          </draw:text-box>
        </draw:frame>
        <draw:frame draw:style-name="gr6" draw:text-style-name="P2" draw:layer="layout" svg:width="1.328cm" svg:height="1.114cm" svg:x="15.632cm" svg:y="8.8cm">
          <draw:text-box>
            <text:p><text:span text:style-name="T2">z</text:span><text:span text:style-name="T1">1,4</text:span></text:p>
          </draw:text-box>
        </draw:frame>
        <draw:frame draw:style-name="gr6" draw:text-style-name="P2" draw:layer="layout" svg:width="1.328cm" svg:height="1.114cm" svg:x="18.733cm" svg:y="8.8cm">
          <draw:text-box>
            <text:p>z<text:span text:style-name="T1">1,5</text:span></text:p>
          </draw:text-box>
        </draw:frame>
        <draw:frame draw:style-name="gr6" draw:text-style-name="P2" draw:layer="layout" svg:width="1.349cm" svg:height="1.114cm" svg:x="22.834cm" svg:y="8.8cm">
          <draw:text-box>
            <text:p>z<text:span text:style-name="T1">1,T</text:span></text:p>
          </draw:text-box>
        </draw:frame>
        <draw:custom-shape draw:style-name="gr2" draw:text-style-name="P1" draw:layer="layout" svg:width="2cm" svg:height="2cm" svg:x="4.302cm" svg:y="11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2cm" svg:x="7.403cm" svg:y="11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2cm" svg:x="10.504cm" svg:y="11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2cm" svg:x="13.605cm" svg:y="11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2cm" svg:x="16.705cm" svg:y="11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2cm" svg:x="20.806cm" svg:y="11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1.035cm" svg:height="0.962cm" svg:x="19.301cm" svg:y="11.601cm">
          <draw:text-box>
            <text:p>...</text:p>
          </draw:text-box>
        </draw:frame>
        <draw:frame draw:style-name="gr6" draw:text-style-name="P2" draw:layer="layout" svg:width="1.328cm" svg:height="1.114cm" svg:x="4.73cm" svg:y="11.701cm">
          <draw:text-box>
            <text:p>y<text:span text:style-name="T1">2,1</text:span></text:p>
          </draw:text-box>
        </draw:frame>
        <draw:frame draw:style-name="gr6" draw:text-style-name="P2" draw:layer="layout" svg:width="1.328cm" svg:height="1.114cm" svg:x="7.831cm" svg:y="11.701cm">
          <draw:text-box>
            <text:p>y<text:span text:style-name="T1">2,2</text:span></text:p>
          </draw:text-box>
        </draw:frame>
        <draw:frame draw:style-name="gr6" draw:text-style-name="P2" draw:layer="layout" svg:width="1.328cm" svg:height="1.114cm" svg:x="10.832cm" svg:y="11.701cm">
          <draw:text-box>
            <text:p><text:span text:style-name="T2">y</text:span><text:span text:style-name="T1">2,3</text:span></text:p>
          </draw:text-box>
        </draw:frame>
        <draw:frame draw:style-name="gr6" draw:text-style-name="P2" draw:layer="layout" svg:width="1.328cm" svg:height="1.114cm" svg:x="13.933cm" svg:y="11.701cm">
          <draw:text-box>
            <text:p>y<text:span text:style-name="T1">2,4</text:span></text:p>
          </draw:text-box>
        </draw:frame>
        <draw:frame draw:style-name="gr6" draw:text-style-name="P2" draw:layer="layout" svg:width="1.328cm" svg:height="1.114cm" svg:x="17.134cm" svg:y="11.701cm">
          <draw:text-box>
            <text:p><text:span text:style-name="T2">y</text:span><text:span text:style-name="T1">2,5</text:span></text:p>
          </draw:text-box>
        </draw:frame>
        <draw:frame draw:style-name="gr6" draw:text-style-name="P2" draw:layer="layout" svg:width="1.349cm" svg:height="1.114cm" svg:x="21.135cm" svg:y="11.701cm">
          <draw:text-box>
            <text:p>y<text:span text:style-name="T1">2,T</text:span></text:p>
          </draw:text-box>
        </draw:frame>
        <draw:line draw:style-name="gr3" draw:text-style-name="P1" draw:layer="layout" svg:x1="5.3cm" svg:y1="11.202cm" svg:x2="6.429cm" svg:y2="10cm">
          <text:p/>
        </draw:line>
        <draw:line draw:style-name="gr3" draw:text-style-name="P1" draw:layer="layout" svg:x1="8.4cm" svg:y1="11.203cm" svg:x2="9.529cm" svg:y2="10.001cm">
          <text:p/>
        </draw:line>
        <draw:line draw:style-name="gr3" draw:text-style-name="P1" draw:layer="layout" svg:x1="11.5cm" svg:y1="11.204cm" svg:x2="12.629cm" svg:y2="10.002cm">
          <text:p/>
        </draw:line>
        <draw:line draw:style-name="gr3" draw:text-style-name="P1" draw:layer="layout" svg:x1="14.6cm" svg:y1="11.205cm" svg:x2="15.729cm" svg:y2="10.003cm">
          <text:p/>
        </draw:line>
        <draw:line draw:style-name="gr3" draw:text-style-name="P1" draw:layer="layout" svg:x1="17.7cm" svg:y1="11.206cm" svg:x2="18.829cm" svg:y2="10.004cm">
          <text:p/>
        </draw:line>
        <draw:line draw:style-name="gr3" draw:text-style-name="P1" draw:layer="layout" svg:x1="21.9cm" svg:y1="11.207cm" svg:x2="23.029cm" svg:y2="10.005cm">
          <text:p/>
        </draw:lin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1T15:39:37.040422520</meta:creation-date>
    <dc:date>2018-05-01T16:17:03.732293588</dc:date>
    <meta:editing-duration>PT11M28S</meta:editing-duration>
    <meta:editing-cycles>3</meta:editing-cycles>
    <meta:generator>LibreOffice/6.0.3.2$Linux_X86_64 LibreOffice_project/f63fede47e697cf6f32c65d88c0dce0732c07b1e</meta:generator>
    <meta:document-statistic meta:object-count="81"/>
  </office:meta>
</office:document-meta>
</file>